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master-page-name="Standard">
      <style:paragraph-properties fo:line-height="115%" fo:text-align="justify" style:justify-single-word="false" style:page-number="auto" fo:break-before="auto" fo:break-after="auto"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ter4</text:p>
      <text:p text:style-name="P1">Nightmare Night powraca, ale tym razem jest ona koszmarem Fluttershy. W sumie nigdy nie zastanawiałem się, jak taki kucyk może spędzać taką noc. A jak się okazuje, potrafi ona być wtedy bardziej przewidywalna niż Twilight. Wyjątkowo podoba mi się ostateczny morał odcinka, który jest w lekkiej opozycji do tego, co dostawaliśmy do tej pory. Mówi mianowicie, że przyjaciele zawsze i wszędzie wszystko robią razem. Wiemy jednak z życia, że tak nie jest, co jednocześnie nie powoduje, że przestajemy być dla ciebie bliscy. I to właśnie przedstawia nam ten odcinek, gdzie nasz żółty pegaz stwierdza, że nie musi na siłę próbować bawić się w trakcie Nocy Koszmarów, a spędzać ją tak, jak zazwyczaj. To, co dodatkowo mnie zainteresowało w odcinku, to podziwianie detali w tle. Takie rodzaje epizodów dają możliwość niezłego popisu, która dobrze została wykorzystana. Sam odcinek prezentuje się bardzo dobrze właśnie ze względu na tę ostateczną myśl. Przy okazji odcinek rozwiązał też jeden problem. Już nie pamiętam, kto się zastanawiał nad tym, czy róg jednorożców jest kością, czy porożem, ale odpowiedź na to pytanie pojawiła się na jednej ze ścian w malunku szkieleta. Nie znam się na anatomii w ogóle, ale mi osobiście wygląda to na kość.</text:p>
      <text:p text:style-name="P1"/>
      <text:p text:style-name="P1">Dolar84</text:p>
      <text:p text:style-name="P1">No i znowu nastał czas Nightmare Night. Przyznam szczerze, iż spodziewałem się, że po raz kolejny, przynajmniej epizodycznie, odcinek zaszczyci Księżniczka Luna. Twórcy zdecydowali się jednak na coś odmiennego i wyszło to… średnio z tendencją wzrostową. O ile sceny, gdzie całe Mane 6 było w komplecie, nie bardzo przypadły mi do gustu, to solowe popisy Fluttershy i późniejsza akcja w labiryncie wypadły doskonale. Chwila w której Angel, a raczej Hrabia Angelcula dowiedział się, iż ma zaplanować „atrakcje” dla przyjaciółek Shy… Cóż, w tym momencie uznałem słuszność Kkat, która w „Fallout: Equestria” wspominała o króliczku zagłady… Po raz kolejny spotkaliśmy się z rodziną Apple – skowyt Big Mumii wywoływał szeroki uśmiech na twarzy, a Granny Smith rozmawiająca na początku z Fluttershy była po prostu niesamowita. Jeżeli chodzi o samo zakończenie, to przyznaję, iż spodziewałem się stereotypowego finału, czyli wspólnego spędzania czasu w przyszłych latach, a tu niespodzianka. I to z gatunku tych przyjemnych. Jednak obawiam się, że „koszmarna herbatka” jeszcze długo będzie mnie prześladować, mimo iż z wielkim poświęceniem staram się wyrzucić ten obraz z mojego umysł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2T18:54:49.115000000</dc:date>
    <meta:editing-duration>PT6M4S</meta:editing-duration>
    <meta:document-statistic meta:table-count="0" meta:image-count="0" meta:object-count="0" meta:page-count="1" meta:paragraph-count="4" meta:word-count="375" meta:character-count="2429" meta:non-whitespace-character-count="2057"/>
  </office:meta>
</office:document-meta>
</file>